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06in" text:min-label-width="0.4493in" text:list-level-position-and-space-mode="label-alignment">
          <style:list-level-label-alignment text:label-followed-by="listtab" fo:margin-left="1.2in" fo:text-indent="-0.4493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06in" text:min-label-width="0.6493in" text:list-level-position-and-space-mode="label-alignment">
          <style:list-level-label-alignment text:label-followed-by="listtab" fo:margin-left="1.9in" fo:text-indent="-0.6493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style:page-number="1"/>
    </style:style>
    <style:style style:name="T9" style:parent-style-name="DefaultParagraphFont" style:family="text">
      <style:text-properties fo:font-size="22pt" style:font-size-asian="22pt" style:font-size-complex="22pt"/>
    </style:style>
    <style:style style:name="T10" style:parent-style-name="DefaultParagraphFont" style:family="text">
      <style:text-properties fo:font-size="22pt" style:font-size-asian="22pt" style:font-size-complex="22pt" fo:language="en" fo:country="GB"/>
    </style:style>
    <style:style style:name="T11" style:parent-style-name="DefaultParagraphFont" style:family="text">
      <style:text-properties fo:font-size="22pt" style:font-size-asian="22pt" style:font-size-complex="22pt"/>
    </style:style>
    <style:style style:name="T12" style:parent-style-name="DefaultParagraphFont" style:family="text">
      <style:text-properties fo:font-size="22pt" style:font-size-asian="22pt" style:font-size-complex="22pt" fo:language="en" fo:country="GB"/>
    </style:style>
    <style:style style:name="T13" style:parent-style-name="DefaultParagraphFont" style:family="text">
      <style:text-properties fo:font-size="22pt" style:font-size-asian="22pt" style:font-size-complex="22pt"/>
    </style:style>
    <style:style style:name="T14" style:parent-style-name="DefaultParagraphFont" style:family="text">
      <style:text-properties fo:font-size="22pt" style:font-size-asian="22pt" style:font-size-complex="22pt" fo:language="en" fo:country="GB"/>
    </style:style>
    <style:style style:name="T15" style:parent-style-name="DefaultParagraphFont" style:family="text">
      <style:text-properties fo:font-size="22pt" style:font-size-asian="22pt" style:font-size-complex="22pt"/>
    </style:style>
    <style:style style:name="T16" style:parent-style-name="DefaultParagraphFont" style:family="text">
      <style:text-properties fo:font-size="22pt" style:font-size-asian="22pt" style:font-size-complex="22pt" fo:language="en" fo:country="GB"/>
    </style:style>
    <style:style style:name="T17" style:parent-style-name="DefaultParagraphFont" style:family="text">
      <style:text-properties fo:font-size="22pt" style:font-size-asian="22pt" style:font-size-complex="22pt" fo:language="en" fo:country="GB"/>
    </style:style>
    <style:style style:name="P18" style:parent-style-name="Normal" style:family="paragraph">
      <style:paragraph-properties fo:border="0in solid #FFFFFF" fo:padding="0.4305in" style:shadow="#000000 0in 0in"/>
    </style:style>
    <style:style style:name="T19" style:parent-style-name="DefaultParagraphFont" style:family="text">
      <style:text-properties style:font-name="Calibri Light" style:font-name-asian="Yu Gothic Light" style:font-name-complex="Times New Roman" fo:font-style="italic" style:font-style-asian="italic" style:font-style-complex="italic" fo:color="#8496B0" fo:font-size="10pt" style:font-size-asian="10pt" style:font-size-complex="10pt"/>
    </style:style>
    <style:style style:name="P20" style:parent-style-name="Normal" style:family="paragraph">
      <style:paragraph-properties fo:border="0in solid #FFFFFF" fo:padding="0.4305in" style:shadow="#000000 0in 0in"/>
      <style:text-properties style:font-name="Calibri Light" style:font-name-asian="Yu Gothic Light" style:font-name-complex="Times New Roman" fo:font-style="italic" style:font-style-asian="italic" style:font-style-complex="italic" fo:color="#8496B0" fo:font-size="10pt" style:font-size-asian="10pt" style:font-size-complex="10pt"/>
    </style:style>
    <style:style style:name="P21" style:parent-style-name="Subtitle" style:family="paragraph">
      <style:paragraph-properties fo:line-height="107%"/>
      <style:text-properties style:font-name="Calibri Light" style:font-name-asian="Yu Gothic Light" style:font-name-complex="Times New Roman"/>
    </style:style>
    <style:style style:name="T22" style:parent-style-name="DefaultParagraphFont" style:family="text">
      <style:text-properties style:font-name="Calibri Light" style:font-name-asian="Yu Gothic Light" style:font-name-complex="Times New Roman"/>
    </style:style>
    <style:style style:name="P23" style:parent-style-name="Heading1" style:family="paragraph"/>
    <style:style style:name="P24" style:parent-style-name="Heading2" style:family="paragraph">
      <style:paragraph-properties fo:text-align="justify" fo:margin-left="0in" fo:text-indent="0in">
        <style:tab-stops/>
      </style:paragraph-properties>
      <style:text-properties fo:font-size="12pt" style:font-size-asian="12pt" style:font-size-complex="12pt"/>
    </style:style>
    <style:style style:name="P25" style:parent-style-name="Normal" style:family="paragraph">
      <style:paragraph-properties fo:border="0in solid #FFFFFF" fo:padding="0.4305in" style:shadow="#000000 0in 0in" fo:text-align="justify"/>
      <style:text-properties style:font-name="Calibri Light" style:font-name-asian="Yu Gothic Light" style:font-name-complex="Times New Roman"/>
    </style:style>
    <style:style style:name="P26" style:parent-style-name="Heading1" style:family="paragraph"/>
    <style:style style:name="P27" style:parent-style-name="Normal" style:family="paragraph">
      <style:text-properties style:font-name="Calibri Light" style:font-name-asian="Yu Gothic Light" style:font-name-complex="Times New Roman"/>
    </style:style>
    <style:style style:name="P28" style:parent-style-name="Heading1" style:family="paragraph"/>
    <style:style style:name="P29" style:parent-style-name="Normal" style:family="paragraph">
      <style:text-properties style:font-name="Calibri Light" style:font-name-asian="Yu Gothic Light" style:font-name-complex="Times New Roman"/>
    </style:style>
    <style:style style:name="P30" style:parent-style-name="Normal" style:family="paragraph">
      <style:text-properties style:font-name="Calibri Light" style:font-name-asian="Yu Gothic Light" style:font-name-complex="Times New Roman"/>
    </style:style>
    <style:style style:name="P31" style:parent-style-name="Normal" style:family="paragraph">
      <style:text-properties style:font-name="Calibri Light" style:font-name-asian="Yu Gothic Light" style:font-name-complex="Times New Roman"/>
    </style:style>
    <style:style style:name="P32" style:parent-style-name="Heading2" style:family="paragraph">
      <style:paragraph-properties fo:margin-top="0in"/>
    </style:style>
    <style:style style:name="P33" style:parent-style-name="Normal" style:family="paragraph">
      <style:paragraph-properties fo:margin-top="0in"/>
      <style:text-properties style:font-name="Calibri Light" style:font-name-asian="Yu Gothic Light" style:font-name-complex="Times New Roman"/>
    </style:style>
    <style:style style:name="P34" style:parent-style-name="Normal" style:family="paragraph">
      <style:paragraph-properties fo:margin-top="0in"/>
      <style:text-properties style:font-name="Calibri Light" style:font-name-asian="Yu Gothic Light" style:font-name-complex="Times New Roman"/>
    </style:style>
    <style:style style:name="P35" style:parent-style-name="Normal" style:family="paragraph">
      <style:paragraph-properties fo:margin-top="0in"/>
      <style:text-properties style:font-name="Calibri Light" style:font-name-asian="Yu Gothic Light" style:font-name-complex="Times New Roman"/>
    </style:style>
    <style:style style:name="P36" style:parent-style-name="Normal" style:family="paragraph">
      <style:paragraph-properties fo:margin-top="0in"/>
      <style:text-properties style:font-name="Calibri Light" style:font-name-asian="Yu Gothic Light" style:font-name-complex="Times New Roman"/>
    </style:style>
    <style:style style:name="P37" style:parent-style-name="Heading1" style:family="paragraph"/>
    <style:style style:name="P38" style:parent-style-name="Normal" style:family="paragraph">
      <style:paragraph-properties fo:text-align="justify"/>
      <style:text-properties style:font-name="Calibri Light" style:font-name-asian="Yu Gothic Light" style:font-name-complex="Times New Roman"/>
    </style:style>
    <style:style style:name="P39" style:parent-style-name="Normal" style:family="paragraph">
      <style:paragraph-properties fo:text-align="justify"/>
      <style:text-properties style:font-name="Calibri Light" style:font-name-asian="Yu Gothic Light" style:font-name-complex="Times New Roman"/>
    </style:style>
    <style:style style:name="P40" style:parent-style-name="Heading1" style:family="paragraph"/>
    <style:style style:name="P41" style:parent-style-name="Normal" style:family="paragraph">
      <style:paragraph-properties fo:text-align="justify"/>
      <style:text-properties style:font-name="Calibri Light" style:font-name-asian="Yu Gothic Light" style:font-name-complex="Times New Roman"/>
    </style:style>
    <style:style style:name="P42" style:parent-style-name="Normal" style:family="paragraph">
      <style:paragraph-properties fo:text-align="justify"/>
      <style:text-properties style:font-name="Calibri Light" style:font-name-asian="Yu Gothic Light" style:font-name-complex="Times New Roman"/>
    </style:style>
    <style:style style:name="P43" style:parent-style-name="Heading1" style:family="paragraph"/>
    <style:style style:name="P44" style:parent-style-name="Normal" style:family="paragraph">
      <style:paragraph-properties fo:text-align="justify"/>
      <style:text-properties style:font-name="Calibri Light" style:font-name-asian="Yu Gothic Light" style:font-name-complex="Times New Roman"/>
    </style:style>
    <style:style style:name="P45" style:parent-style-name="Normal" style:family="paragraph">
      <style:paragraph-properties fo:text-align="justify"/>
      <style:text-properties style:font-name="Calibri Light" style:font-name-asian="Yu Gothic Light" style:font-name-complex="Times New Roman"/>
    </style:style>
    <style:style style:name="P46" style:parent-style-name="Heading1" style:family="paragraph"/>
    <style:style style:name="T47" style:parent-style-name="DefaultParagraphFont" style:family="text">
      <style:text-properties style:font-name="Calibri Light" style:font-name-asian="Yu Gothic Light" style:font-name-complex="Times New Roman"/>
    </style:style>
  </office:automatic-styles>
  <office:body>
    <office:text text:use-soft-page-breaks="true">
      <text:p text:style-name="P1"><text:span text:style-name="T9">Έγγραφο</text:span><text:span text:style-name="T10"><text:s/></text:span><text:span text:style-name="T11">απαιτήσεων</text:span><text:span text:style-name="T12"><text:s/></text:span><text:span text:style-name="T13">εμπλεκομένων</text:span><text:span text:style-name="T14"><text:s/></text:span><text:span text:style-name="T15">μερών</text:span><text:span text:style-name="T16"><text:s/>(StRS)</text:span><text:line-break/><text:span text:style-name="T17">Stakeholders Requirements Specification</text:span></text:p>
      <text:p text:style-name="P18"><text:span text:style-name="T19">ΠΡΟΣΑΡΜΟΓΗ ΤΟΥ ΑΝΤΙΣΤΟΙΧΟΥ ΕΓΓΡΑΦΟΥ ΤΟΥ ΠΡΟΤΥΠΟΥ ISO/IEC/IEEE 29148:2011</text:span></text:p>
      <text:p text:style-name="P20"/>
      <text:p text:style-name="P21">Εταιρείες που συλλέγουν πληροφορίες για πελάτες /</text:p>
      <text:p text:style-name="Normal"><text:span text:style-name="T22">Χρήστες που απαντούν τα ερωτηματολόγια</text:span></text:p>
      <text:h text:style-name="P23" text:outline-level="1">Εισαγωγή</text:h>
      <text:h text:style-name="Heading2" text:outline-level="2">1.1<text:tab/>Ταυτότητα - επιχειρησιακοί στόχοι</text:h>
      <text:h text:style-name="P24" text:outline-level="2">Η σύνταξη<text:s/>ερωτηματολογίων<text:s/>και η συλλογή στατιστικών στοιχείων από αυτά<text:s/>είναι μια<text:s/>αδιαμφισβήτητα χρήσιμη υπηρεσία.<text:s/>Πολύ περισσότερο<text:s/>όμως, είναι χρήσιμη η σύνταξη ερωτηματολογίων τα οποία<text:s/>“αλληλεπιδρούν”<text:s/>με<text:s/>τον ερωτούμενο και μπορούν με έξυπνο<text:s/>τρόπο να<text:s/>ορίσουν τις ερωτήσεις που του αρμόζουν.<text:s/>Οι εταιρείες που χρησιμοποιούν τέτοιου είδους ερωτηματολόγια μπορούν να συλλέξουν με πολύ πιο αποτελεσματικό τρόπο τις πληροφορίες που θέλουν για το αγοραστικό κοινό τους.<text:s/>Παράλληλα<text:s/>οι ερωτούμενοι<text:s/>βρίσκουν<text:s/>μεγαλύτερο<text:s/>ενδιαφέρον στην συμπλήρωση ερωτηματολογίων που αποκρίνονται στους ίδιους<text:s/>και δεν κατακλύζονται από μη σχετικές<text:s/>ή<text:s/>γενικές ερωτήσεις.<text:s/><text:s/></text:h>
      <text:h text:style-name="Heading2" text:outline-level="2">1.2<text:tab/>Περίγραμμα επιχειρησιακών λειτουργιών</text:h>
      <text:p text:style-name="P25">Η εφαρμογή προσφέρει τη δυνατότητα σύνταξης “έξυπνων” ερωτηματολογίων στα οποία η αλληλουχία των ερωτήσεων καθορίζεται από τις απαντήσεις που θα δοθούν από τον χρήστη.<text:s/>Καθιστά<text:s/>δηλαδή αφενός<text:s/>την συλλογή πληροφοριών πολύ<text:s/>πιο στοχευμένη. Αφετέρου<text:s/>αποφορτίζει τον χρήστη από την άχαρη διαδικασία απάντησης ερωτήσεων που δεν αναφέρονται σε αυτόν. Κάτι τέτοιο άλλωστε ενισχύει και την εγγυρότητα των συμπερασμάτων που μπορούμε να βγάλουμε.<text:s/><text:s/></text:p>
      <text:h text:style-name="P26" text:outline-level="1">Αναφορές - πηγές πληροφοριών</text:h>
      <text:p text:style-name="P27">N/A</text:p>
      <text:h text:style-name="P28" text:outline-level="1">Λειτουργικές απαιτήσεις επιχειρησιακού περιβάλλοντος</text:h>
      <text:h text:style-name="Heading2" text:outline-level="2">3.1<text:tab/>Επιχειρησιακές διαδικασίες</text:h>
      <text:p text:style-name="P29">Η εκάστοτε εταιρία που κάνει χρήση του ερωτηματολογίου προσαρμόζει τις ερωτήσεις ανάλογα με τους στόχους<text:s/>της<text:s/>και στη συνέχεια το ερωτηματολόγιο προσφέρεται για απάντηση στο<text:s/>κοινό.<text:s/>Η<text:s/>εταιρεία θα συγκεντρώσει εν τέλει τα στατιστικά στοιχεία που θέλει από κάθε απάντηση. Η καινοτομία έγγειται στην αποφυγή απαντήσεων από άτομα<text:s/>στα οποία δεν αρμόζει η τειθέμενη ερώτηση. Κάτι τέτοιο έχει ως αποτέλεσμα<text:s/>έγγυρα συμπεράσματα για το κοινό της εταιρίας.<text:s/></text:p>
      <text:p text:style-name="P30">Σε ό,τι αφορά το άτομο που συμπληρώνει το ερωτηματολόγιο<text:s/>θα επωφεληθεί από την διάθεση ενός<text:s/>προσαρμοσμένου<text:s/>και συνεπώς πιο ξεκούραστου<text:s/>ερωτηματολογίου. Επιπλέον θα<text:s/>μπορεί να δει πόσοι χρήστες έχοουν απαντήσει τη συγκεκριμένη ερώτηση και να αποκτήσει μια γενική εικόνα της ροής των ερωτηματολογίων.</text:p>
      <text:p text:style-name="P31"/>
      <text:h text:style-name="P32" text:outline-level="2">3.2<text:tab/>Δείκτες ποιότητας</text:h>
      <text:list text:style-name="LFO1" text:continue-numbering="true">
        <text:list-item>
          <text:p text:style-name="P33">Αριθμός των διαφορετικών χρηστών</text:p>
        </text:list-item>
        <text:list-item>
          <text:p text:style-name="P34">Αριθμός<text:s/>των ερωτηματολογίων που ολοκληρώθηκαν<text:s/></text:p>
        </text:list-item>
        <text:list-item>
          <text:p text:style-name="P35">Αριθμός<text:s/>των ερωτηματολογίων που δεν ολοκληρώθηκαν <text:s/></text:p>
        </text:list-item>
        <text:list-item>
          <text:p text:style-name="P36">Συνεργασίες με εταιρείες που<text:s/>επιθυμούν να συλλέξουν στοιχεία για τους πελάτες τους</text:p>
        </text:list-item>
      </text:list>
      <text:h text:style-name="P37" text:outline-level="1">Έκθεση απαιτήσεων χρηστών</text:h>
      <text:p text:style-name="P38">Η εκάστοτε εταιρία επιθυμεί να έχει στη διάθεσή της ένα κομψό ερωτηματολόγιο, “ελκυστικό” προς τους ερωτούμενους,<text:s/>στο οποίο<text:s/>να δύναται να προσαρμόζει τις ερωτήσεις ανάλογα με τους στόχους της. Επιθυμεί ακόμη<text:s/>να έχει άμεση πρόσβαση στα στατιστικά στοιχεία που προκύπτουν από τη συμπλήρωση των ερωτηματολογίων.<text:s/></text:p>
      <text:p text:style-name="P39">Ο χρήστης που συμπληρώνει το ερωτηματολόγιο προσδοκά<text:s/>ότι η εφαρμογή θα λειτουργεί με σεβασμό προς τα προσωπικά του δεδομένα.<text:s/>Προτιμά<text:s/>ερωτηματολόγια<text:s/>σύντομα<text:s/>με<text:s/>απλές και σαφής<text:s/>ερωτήσεις οι οποίες θα<text:s/>ανταποκρίνονται στον ίδιο.<text:s/>Ακόμη,<text:s/>επιθυμεί να έχει μια εικόνα των απαντήσεων που δόθηκαν<text:s/>από τους υπόλοιπους χρήστες.<text:s/><text:s/><text:s/><text:s/></text:p>
      <text:h text:style-name="P40" text:outline-level="1">Αρχές του προτεινόμενου συστήματος</text:h>
      <text:p text:style-name="P41">Η εφαρμογή<text:s/>πρέπει να παρέχει με απλό τρόπο τα στατιστικά που προκύπτουν από τις απαντήσεις.<text:s/>Η ανανέωση και αναπροσαρμογή των ερωτήσεων οφείλει να είναι απλή και εύκολη.<text:s/></text:p>
      <text:p text:style-name="P42">Η εφαρμογή<text:s/>πρέπει να παρέχει στο χρήστη ασφάλεια των προσωπικών του στοιχείων. Παράλληλα η διαδικτυακή εφαρμογή πρέπει να είναι προσβάσιμη τόσο από κινητά όσο και από ηλεκτρονικούς υπολογιστές. Ακόμη, σημαντική αρχή είναι η<text:s/>συγκρότηση όσο το δυνατόν σύντομων ερωτηματολογίων με σαφείς ερωτήσεις.<text:s/></text:p>
      <text:h text:style-name="P43" text:outline-level="1">Περιορισμοί στο πλαίσιο του έργου</text:h>
      <text:p text:style-name="P44">Οι εταιρείες είναι υπεύθυνες για τις πληροφορίες που συλλέγουν. Οφείλουν να σέβονται τα προσωπικά δεδομένα των χρηστών.</text:p>
      <text:p text:style-name="P45">Οι χρήστες παρέχουν προσωπικά στοιχεία αφού πρώτα διαβάσουν και αποδεχτούν τους Όρους &amp; Προϋποθέσεις και την Πολιτική Απορρήτου.</text:p>
      <text:h text:style-name="P46" text:outline-level="1">Παράρτημα: ακρωνύμια και συντομογραφίες</text:h>
      <text:p text:style-name="Normal"><text:span text:style-name="T47">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4166in"/>
      <style:text-properties style:font-name="Calibri Light" style:font-name-asian="Yu Gothic Light" style:font-name-complex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left="0.3937in" fo:text-indent="-0.3937in">
        <style:tab-stops/>
      </style:paragraph-properties>
      <style:text-properties style:font-name="Calibri Light" style:font-name-asian="Yu Gothic Light" style:font-name-complex="Times New Roman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style:snap-to-layout-grid="false"/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top="0in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font-size="16pt" style:font-size-asian="16pt" style:font-size-complex="16pt" fo:language="el" fo:country="GR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font-size="13pt" style:font-size-asian="13pt" style:font-size-complex="13pt" fo:language="el" fo:country="GR"/>
    </style:style>
    <style:style style:name="Description" style:display-name="Description" style:family="paragraph" style:parent-style-name="Normal">
      <style:text-properties fo:font-style="italic" style:font-style-asian="italic" fo:color="#8496B0" fo:font-size="10pt" style:font-size-asian="10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language="el" fo:country="GR"/>
    </style:style>
    <style:style style:name="Header" style:display-name="Header" style:family="paragraph" style:parent-style-name="Normal">
      <style:paragraph-properties fo:margin-top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l" fo:country="GR"/>
    </style:style>
    <style:style style:name="Footer" style:display-name="Footer" style:family="paragraph" style:parent-style-name="Normal">
      <style:paragraph-properties fo:margin-top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l" fo:country="GR"/>
    </style:style>
    <style:style style:name="Subtitle" style:display-name="Subtitle" style:family="paragraph" style:parent-style-name="Normal" style:next-style-name="Normal">
      <style:paragraph-properties fo:margin-bottom="0.1111in"/>
      <style:text-properties fo:color="#5A5A5A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Mincho" fo:color="#5A5A5A" fo:letter-spacing="0.0104in" fo:font-size="14pt" style:font-size-asian="14pt" style:font-size-complex="11pt" fo:language="el" fo:country="G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text-underline-type="none"/>
    </style:style>
    <text:outline-style style:name="WW_OutlineListStyle">
      <text:outline-level-style text:level="1" text:style-name="WW_CharOUTLINE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06in" text:min-label-width="0.4493in" text:list-level-position-and-space-mode="label-alignment">
          <style:list-level-label-alignment text:label-followed-by="listtab" fo:margin-left="1.2in" fo:text-indent="-0.4493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06in" text:min-label-width="0.6493in" text:list-level-position-and-space-mode="label-alignment">
          <style:list-level-label-alignment text:label-followed-by="listtab" fo:margin-left="1.9in" fo:text-indent="-0.6493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border-top="0.0069in solid #000000" fo:border-left="0in solid #FFFFFF" fo:border-bottom="0in solid #FFFFFF" fo:border-right="0in solid #FFFFFF" fo:padding-top="0.0138in" fo:padding-left="0.4305in" fo:padding-bottom="0.4305in" fo:padding-right="0.4305in" style:shadow="none" fo:margin-top="0in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fo:color="#000000" fo:font-size="9pt" style:font-size-asian="9pt" style:font-size-complex="9pt" fo:language="en" fo:country="GB"/>
    </style:style>
    <style:style style:name="T4" style:parent-style-name="DefaultParagraphFont" style:family="text">
      <style:text-properties fo:color="#000000" fo:font-size="9pt" style:font-size-asian="9pt" style:font-size-complex="9pt"/>
    </style:style>
    <style:style style:name="T5" style:parent-style-name="DefaultParagraphFont" style:family="text">
      <style:text-properties fo:color="#000000" fo:font-size="9pt" style:font-size-asian="9pt" style:font-size-complex="9pt"/>
    </style:style>
    <style:style style:name="T6" style:parent-style-name="DefaultParagraphFont" style:family="text">
      <style:text-properties fo:color="#000000" fo:font-size="9pt" style:font-size-asian="9pt" style:font-size-complex="9pt"/>
    </style:style>
    <style:style style:name="T7" style:parent-style-name="DefaultParagraphFont" style:family="text">
      <style:text-properties fo:color="#000000" fo:font-size="9pt" style:font-size-asian="9pt" style:font-size-complex="9pt"/>
    </style:style>
    <style:style style:name="T8" style:parent-style-name="DefaultParagraphFont" style:family="text">
      <style:text-properties fo:color="#000000" fo:font-size="9pt" style:font-size-asian="9pt" style:font-size-complex="9pt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span text:style-name="T3">Bits Please</text:span><text:span text:style-name="T4"><text:tab/>ΕΓΓΡΑΦΟ StRS (2020)</text:span><text:span text:style-name="T5"><text:tab/>Σελ<text:s/></text:span><text:span text:style-name="T6"><text:page-number text:fixed="false">1</text:page-number></text:span><text:span text:style-name="T7"><text:s/>/ <text:s/></text:span><text:span text:style-name="T8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assilios Vescoukis</meta:initial-creator>
    <dc:creator>Νικολαος Χατζης</dc:creator>
    <meta:creation-date>2023-02-16T01:59:00Z</meta:creation-date>
    <dc:date>2023-02-16T01:59:00Z</dc:date>
    <meta:template xlink:href="Normal.dotm" xlink:type="simple"/>
    <meta:editing-cycles>4</meta:editing-cycles>
    <meta:editing-duration>PT0S</meta:editing-duration>
    <meta:document-statistic meta:page-count="1" meta:paragraph-count="7" meta:word-count="596" meta:character-count="3992" meta:row-count="28" meta:non-whitespace-character-count="3403"/>
  </office:meta>
</office:document-meta>
</file>